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ce2"/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iteration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f(x)</text:p>
          </table:table-cell>
          <table:table-cell table:style-name="ce1" office:value-type="string" calcext:value-type="string">
            <text:p>f’(x)</text:p>
          </table:table-cell>
          <table:table-cell table:style-name="ce1" office:value-type="string" calcext:value-type="string">
            <text:p>f’’(x)</text:p>
          </table:table-cell>
          <table:table-cell table:style-name="ce1" office:value-type="string" calcext:value-type="string">
            <text:p>ea(%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2.8" calcext:value-type="float">
            <text:p>-2.80000</text:p>
          </table:table-cell>
          <table:table-cell office:value-type="float" office:value="5.176" calcext:value-type="float">
            <text:p>5.17600</text:p>
          </table:table-cell>
          <table:table-cell office:value-type="float" office:value="-43.68" calcext:value-type="float">
            <text:p>-43.68000</text:p>
          </table:table-cell>
          <table:table-cell office:value-type="float" office:value="-15.2" calcext:value-type="float">
            <text:p>-15.2000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5]-([.E5]/[.F5])" office:value-type="float" office:value="-5.67368421052632" calcext:value-type="float">
            <text:p>-5.67368</text:p>
          </table:table-cell>
          <table:table-cell table:formula="of:=-2.5*(([.C6])^4)-15*(([.C6])^3)-16*([.C6])^2" office:value-type="float" office:value="-366.055434534726" calcext:value-type="float">
            <text:p>-366.05543</text:p>
          </table:table-cell>
          <table:table-cell table:formula="of:=-10*([.C6])^3-45*([.C6])^2-32*[.C6]" office:value-type="float" office:value="559.374970112262" calcext:value-type="float">
            <text:p>559.37497</text:p>
          </table:table-cell>
          <table:table-cell table:formula="of:=-30*([.C6])^2-90*[.C6]-32" office:value-type="float" office:value="-487.0891966759" calcext:value-type="float">
            <text:p>-487.08920</text:p>
          </table:table-cell>
          <table:table-cell table:formula="of:=ABS(([.C6]-[.C5])/[.C6])*100" office:value-type="float" office:value="50.6493506493507" calcext:value-type="float">
            <text:p>50.6493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6]-([.E6]/[.F6])" office:value-type="float" office:value="-4.52528064516361" calcext:value-type="float">
            <text:p>-4.52528</text:p>
          </table:table-cell>
          <table:table-cell table:formula="of:=-2.5*(([.C7])^4)-15*(([.C7])^3)-16*([.C7])^2" office:value-type="float" office:value="14.0029155940339" calcext:value-type="float">
            <text:p>14.00292</text:p>
          </table:table-cell>
          <table:table-cell table:formula="of:=-10*([.C7])^3-45*([.C7])^2-32*[.C7]" office:value-type="float" office:value="149.985992854045" calcext:value-type="float">
            <text:p>149.98599</text:p>
          </table:table-cell>
          <table:table-cell table:formula="of:=-30*([.C7])^2-90*[.C7]-32" office:value-type="float" office:value="-239.069689460046" calcext:value-type="float">
            <text:p>-239.06969</text:p>
          </table:table-cell>
          <table:table-cell table:formula="of:=ABS(([.C7]-[.C6])/[.C7])*100" office:value-type="float" office:value="25.3775103780594" calcext:value-type="float">
            <text:p>25.3775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7]-([.E7]/[.F7])" office:value-type="float" office:value="-3.89790712410873" calcext:value-type="float">
            <text:p>-3.89791</text:p>
          </table:table-cell>
          <table:table-cell table:formula="of:=-2.5*(([.C8])^4)-15*(([.C8])^3)-16*([.C8])^2" office:value-type="float" office:value="68.1346445814649" calcext:value-type="float">
            <text:p>68.13464</text:p>
          </table:table-cell>
          <table:table-cell table:formula="of:=-10*([.C8])^3-45*([.C8])^2-32*[.C8]" office:value-type="float" office:value="33.2529634177818" calcext:value-type="float">
            <text:p>33.25296</text:p>
          </table:table-cell>
          <table:table-cell table:formula="of:=-30*([.C8])^2-90*[.C8]-32" office:value-type="float" office:value="-136.998757275542" calcext:value-type="float">
            <text:p>-136.99876</text:p>
          </table:table-cell>
          <table:table-cell table:formula="of:=ABS(([.C8]-[.C7])/[.C8])*100" office:value-type="float" office:value="16.0951377516038" calcext:value-type="float">
            <text:p>16.0951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8]-([.E8]/[.F8])" office:value-type="float" office:value="-3.65518256164499" calcext:value-type="float">
            <text:p>-3.65518</text:p>
          </table:table-cell>
          <table:table-cell table:formula="of:=-2.5*(([.C9])^4)-15*(([.C9])^3)-16*([.C9])^2" office:value-type="float" office:value="72.5045273533467" calcext:value-type="float">
            <text:p>72.50453</text:p>
          </table:table-cell>
          <table:table-cell table:formula="of:=-10*([.C9])^3-45*([.C9])^2-32*[.C9]" office:value-type="float" office:value="4.09519459166918" calcext:value-type="float">
            <text:p>4.09519</text:p>
          </table:table-cell>
          <table:table-cell table:formula="of:=-30*([.C9])^2-90*[.C9]-32" office:value-type="float" office:value="-103.84435622056" calcext:value-type="float">
            <text:p>-103.84436</text:p>
          </table:table-cell>
          <table:table-cell table:formula="of:=ABS(([.C9]-[.C8])/[.C9])*100" office:value-type="float" office:value="6.64055921613122" calcext:value-type="float">
            <text:p>6.6405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9]-([.E9]/[.F9])" office:value-type="float" office:value="-3.61574667181222" calcext:value-type="float">
            <text:p>-3.61575</text:p>
          </table:table-cell>
          <table:table-cell table:formula="of:=-2.5*(([.C10])^4)-15*(([.C10])^3)-16*([.C10])^2" office:value-type="float" office:value="72.5865919076508" calcext:value-type="float">
            <text:p>72.58659</text:p>
          </table:table-cell>
          <table:table-cell table:formula="of:=-10*([.C10])^3-45*([.C10])^2-32*[.C10]" office:value-type="float" office:value="0.0999382099131054" calcext:value-type="float">
            <text:p>0.09994</text:p>
          </table:table-cell>
          <table:table-cell table:formula="of:=-30*([.C10])^2-90*[.C10]-32" office:value-type="float" office:value="-98.7915193785346" calcext:value-type="float">
            <text:p>-98.79152</text:p>
          </table:table-cell>
          <table:table-cell table:formula="of:=ABS(([.C10]-[.C9])/[.C10])*100" office:value-type="float" office:value="1.0906707082166" calcext:value-type="float">
            <text:p>1.090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 style:data-style-name="N2" text:time-value="10:19:59.4667332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03:26:31.445138102</meta:creation-date>
    <dc:date>2024-12-05T10:20:15.963312867</dc:date>
    <meta:editing-duration>PT32M39S</meta:editing-duration>
    <meta:editing-cycles>7</meta:editing-cycles>
    <meta:generator>LibreOffice/24.2.6.2$Linux_X86_64 LibreOffice_project/420$Build-2</meta:generator>
    <meta:document-statistic meta:table-count="1" meta:cell-count="41" meta:object-count="0"/>
  </office:meta>
</office:document-meta>
</file>